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3.71pt"/>
    </style:style>
    <style:style style:name="co3" style:family="table-column">
      <style:table-column-properties fo:break-before="auto" style:column-width="226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Measured Distance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3.037" calcext:value-type="float">
            <text:p>253.037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" office:value-type="string" calcext:value-type="string">
            <text:p>CALIBRATION (Angle-Based)</text:p>
          </table:table-cell>
          <table:table-cell table:style-name="ce3" office:value-type="string" calcext:value-type="string">
            <text:p>(inches)</text:p>
          </table:table-cell>
          <table:table-cell table:style-name="ce2" office:value-type="string" calcext:value-type="string">
            <text:p>Add Psi to Ty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ctual Distance</text:p>
          </table:table-cell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eight of Camera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arget Height</text:p>
          </table:table-cell>
          <table:table-cell office:value-type="float" office:value="97.5" calcext:value-type="float">
            <text:p>97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Y-offset</text:p>
          </table:table-cell>
          <table:table-cell office:value-type="float" office:value="10.174" calcext:value-type="float">
            <text:p>10.174</text:p>
          </table:table-cell>
          <table:table-cell/>
          <table:table-cell office:value-type="string" calcext:value-type="string">
            <text:p>alpha</text:p>
          </table:table-cell>
          <table:table-cell table:formula="of:=(ATAN(([.F7]-[.F6])/([.F5])))" office:value-type="float" office:value="0.1747527726927" calcext:value-type="float">
            <text:p>0.1747527726927</text:p>
          </table:table-cell>
          <table:table-cell table:formula="of:=(180*[.I8])/3.1415" office:value-type="float" office:value="10.0128916392443" calcext:value-type="float">
            <text:p>10.012891639244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Constant that needs to added to Ty</text:p>
          </table:table-cell>
          <table:table-cell table:style-name="ce1" office:value-type="string" calcext:value-type="string">
            <text:p>psi</text:p>
          </table:table-cell>
          <table:table-cell table:style-name="ce1" table:formula="of:=([.J8]-[.F8])" office:value-type="float" office:value="-0.161108360755694" calcext:value-type="float">
            <text:p>-0.161108360755694</text:p>
          </table:table-cell>
          <table:table-cell/>
        </table:table-row>
        <table:table-row table:style-name="ro1" table:number-rows-repeated="8">
          <table:table-cell table:number-columns-repeated="10"/>
        </table:table-row>
        <table:table-row table:style-name="ro1">
          <table:table-cell office:value-type="string" calcext:value-type="string">
            <text:p>Distance based on T-vert</text:p>
          </table:table-cell>
          <table:table-cell table:number-columns-repeated="3"/>
          <table:table-cell table:style-name="ce2" office:value-type="string" calcext:value-type="string">
            <text:p>CALIBRATION (Distance-Based)</text:p>
          </table:table-cell>
          <table:table-cell table:style-name="ce3" office:value-type="string" calcext:value-type="string">
            <text:p>(inch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Calculted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Height of the Target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Distance From the Target (known)</text:p>
          </table:table-cell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Height in Pixels (T-Vert) -limelight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Focal Length (f)</text:p>
          </table:table-cell>
          <table:table-cell table:formula="of:=([.F22]*[.F23])/[.F21]" office:value-type="float" office:value="333.176470588235" calcext:value-type="float">
            <text:p>333.176470588235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onstant (F)</text:p>
          </table:table-cell>
          <table:table-cell table:formula="of:=([.F21]*[.F24])" office:value-type="float" office:value="5664" calcext:value-type="float">
            <text:p>5664</text:p>
          </table:table-cell>
          <table:table-cell office:value-type="string" calcext:value-type="string">
            <text:p>Constant F to be added in the LabView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4" office:value-type="date" office:date-value="2020-02-01" calcext:value-type="date">
            <text:p>02/01/2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ctual distance</text:p>
          </table:table-cell>
          <table:table-cell office:value-type="string" calcext:value-type="string">
            <text:p>Distance – angle</text:p>
          </table:table-cell>
          <table:table-cell office:value-type="string" calcext:value-type="string">
            <text:p>Distance – are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61.993" calcext:value-type="float">
            <text:p>361.993</text:p>
          </table:table-cell>
          <table:table-cell office:value-type="float" office:value="354" calcext:value-type="float">
            <text:p>354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58" calcext:value-type="float">
            <text:p>258</text:p>
          </table:table-cell>
          <table:table-cell office:value-type="float" office:value="283" calcext:value-type="float">
            <text:p>283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4" calcext:value-type="float">
            <text:p>254</text:p>
          </table:table-cell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/00/0000</text:date>, <text:time style:data-style-name="N2" text:time-value="13:32:47.6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5:02:42.049000000</meta:creation-date>
    <dc:date>2020-02-01T14:12:58.479000000</dc:date>
    <meta:editing-duration>PT23H57M13S</meta:editing-duration>
    <meta:editing-cycles>7</meta:editing-cycles>
    <meta:generator>LibreOffice/6.2.8.2$Windows_X86_64 LibreOffice_project/f82ddfca21ebc1e222a662a32b25c0c9d20169ee</meta:generator>
    <meta:document-statistic meta:table-count="1" meta:cell-count="70" meta:object-count="0"/>
  </office:meta>
</office:document-meta>
</file>